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1">
          <table:table-cell table:style-name="ce1" office:value-type="float" office:value="15" calcext:value-type="float">
            <text:p>15,00</text:p>
          </table:table-cell>
          <table:table-cell table:style-name="ce1"/>
          <table:table-cell table:style-name="ce1" office:value-type="float" office:value="19" calcext:value-type="float">
            <text:p>19,00</text:p>
          </table:table-cell>
          <table:table-cell table:style-name="ce1" office:value-type="float" office:value="21" calcext:value-type="float">
            <text:p>21,00</text:p>
          </table:table-cell>
          <table:table-cell table:style-name="ce1" office:value-type="float" office:value="230" calcext:value-type="float">
            <text:p>230,00</text:p>
          </table:table-cell>
          <table:table-cell table:style-name="ce1" office:value-type="float" office:value="20" calcext:value-type="float">
            <text:p>20,00</text:p>
          </table:table-cell>
          <table:table-cell table:style-name="ce1" office:value-type="float" office:value="15" calcext:value-type="float">
            <text:p>1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=</text:p>
          </table:table-cell>
          <table:table-cell table:formula="of:=+3*[.B9]" office:value-type="float" office:value="6" calcext:value-type="float">
            <text:p>6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+3*D</text:p>
          </table:table-cell>
          <table:table-cell table:formula="of:=[.B8]+3*[.B9]" office:value-type="float" office:value="18" calcext:value-type="float">
            <text:p>18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/0,05=</text:p>
          </table:table-cell>
          <table:table-cell table:formula="of:=[.B10]/[.B7]+1" office:value-type="float" office:value="121" calcext:value-type="float">
            <text:p>121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8]" office:value-type="float" office:value="12" calcext:value-type="float">
            <text:p>12,00</text:p>
          </table:table-cell>
          <table:table-cell office:value-type="float" office:value="230" calcext:value-type="float">
            <text:p>230,00</text:p>
          </table:table-cell>
          <table:table-cell table:formula="of:=[.B1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5]+0.05" office:value-type="float" office:value="12.05" calcext:value-type="float">
            <text:p>12,05</text:p>
          </table:table-cell>
          <table:table-cell office:value-type="float" office:value="230" calcext:value-type="float">
            <text:p>230,00</text:p>
          </table:table-cell>
          <table:table-cell table:formula="of:=[.B1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6]+0.05" office:value-type="float" office:value="12.1" calcext:value-type="float">
            <text:p>12,10</text:p>
          </table:table-cell>
          <table:table-cell office:value-type="float" office:value="230" calcext:value-type="float">
            <text:p>230,00</text:p>
          </table:table-cell>
          <table:table-cell table:formula="of:=[.B1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7]+0.05" office:value-type="float" office:value="12.15" calcext:value-type="float">
            <text:p>12,15</text:p>
          </table:table-cell>
          <table:table-cell office:value-type="float" office:value="230" calcext:value-type="float">
            <text:p>230,00</text:p>
          </table:table-cell>
          <table:table-cell table:formula="of:=[.B1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8]+0.05" office:value-type="float" office:value="12.2" calcext:value-type="float">
            <text:p>12,20</text:p>
          </table:table-cell>
          <table:table-cell office:value-type="float" office:value="230" calcext:value-type="float">
            <text:p>230,00</text:p>
          </table:table-cell>
          <table:table-cell table:formula="of:=[.B1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9]+0.05" office:value-type="float" office:value="12.25" calcext:value-type="float">
            <text:p>12,25</text:p>
          </table:table-cell>
          <table:table-cell office:value-type="float" office:value="230" calcext:value-type="float">
            <text:p>230,00</text:p>
          </table:table-cell>
          <table:table-cell table:formula="of:=[.B2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0]+0.05" office:value-type="float" office:value="12.3" calcext:value-type="float">
            <text:p>12,30</text:p>
          </table:table-cell>
          <table:table-cell office:value-type="float" office:value="230" calcext:value-type="float">
            <text:p>230,00</text:p>
          </table:table-cell>
          <table:table-cell table:formula="of:=[.B2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1]+0.05" office:value-type="float" office:value="12.35" calcext:value-type="float">
            <text:p>12,35</text:p>
          </table:table-cell>
          <table:table-cell office:value-type="float" office:value="230" calcext:value-type="float">
            <text:p>230,00</text:p>
          </table:table-cell>
          <table:table-cell table:formula="of:=[.B2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2]+0.05" office:value-type="float" office:value="12.4" calcext:value-type="float">
            <text:p>12,40</text:p>
          </table:table-cell>
          <table:table-cell office:value-type="float" office:value="230" calcext:value-type="float">
            <text:p>230,00</text:p>
          </table:table-cell>
          <table:table-cell table:formula="of:=[.B2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3]+0.05" office:value-type="float" office:value="12.45" calcext:value-type="float">
            <text:p>12,45</text:p>
          </table:table-cell>
          <table:table-cell office:value-type="float" office:value="230" calcext:value-type="float">
            <text:p>230,00</text:p>
          </table:table-cell>
          <table:table-cell table:formula="of:=[.B2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4]+0.05" office:value-type="float" office:value="12.5" calcext:value-type="float">
            <text:p>12,50</text:p>
          </table:table-cell>
          <table:table-cell office:value-type="float" office:value="230" calcext:value-type="float">
            <text:p>230,00</text:p>
          </table:table-cell>
          <table:table-cell table:formula="of:=[.B2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5]+0.05" office:value-type="float" office:value="12.55" calcext:value-type="float">
            <text:p>12,55</text:p>
          </table:table-cell>
          <table:table-cell office:value-type="float" office:value="230" calcext:value-type="float">
            <text:p>230,00</text:p>
          </table:table-cell>
          <table:table-cell table:formula="of:=[.B2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6]+0.05" office:value-type="float" office:value="12.6" calcext:value-type="float">
            <text:p>12,60</text:p>
          </table:table-cell>
          <table:table-cell office:value-type="float" office:value="230" calcext:value-type="float">
            <text:p>230,00</text:p>
          </table:table-cell>
          <table:table-cell table:formula="of:=[.B2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7]+0.05" office:value-type="float" office:value="12.65" calcext:value-type="float">
            <text:p>12,65</text:p>
          </table:table-cell>
          <table:table-cell office:value-type="float" office:value="230" calcext:value-type="float">
            <text:p>230,00</text:p>
          </table:table-cell>
          <table:table-cell table:formula="of:=[.B2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8]+0.05" office:value-type="float" office:value="12.7" calcext:value-type="float">
            <text:p>12,70</text:p>
          </table:table-cell>
          <table:table-cell office:value-type="float" office:value="230" calcext:value-type="float">
            <text:p>230,00</text:p>
          </table:table-cell>
          <table:table-cell table:formula="of:=[.B2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9]+0.05" office:value-type="float" office:value="12.75" calcext:value-type="float">
            <text:p>12,75</text:p>
          </table:table-cell>
          <table:table-cell office:value-type="float" office:value="230" calcext:value-type="float">
            <text:p>230,00</text:p>
          </table:table-cell>
          <table:table-cell table:formula="of:=[.B3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0]+0.05" office:value-type="float" office:value="12.8" calcext:value-type="float">
            <text:p>12,80</text:p>
          </table:table-cell>
          <table:table-cell office:value-type="float" office:value="230" calcext:value-type="float">
            <text:p>230,00</text:p>
          </table:table-cell>
          <table:table-cell table:formula="of:=[.B3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1]+0.05" office:value-type="float" office:value="12.85" calcext:value-type="float">
            <text:p>12,85</text:p>
          </table:table-cell>
          <table:table-cell office:value-type="float" office:value="230" calcext:value-type="float">
            <text:p>230,00</text:p>
          </table:table-cell>
          <table:table-cell table:formula="of:=[.B3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2]+0.05" office:value-type="float" office:value="12.9" calcext:value-type="float">
            <text:p>12,90</text:p>
          </table:table-cell>
          <table:table-cell office:value-type="float" office:value="230" calcext:value-type="float">
            <text:p>230,00</text:p>
          </table:table-cell>
          <table:table-cell table:formula="of:=[.B3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3]+0.05" office:value-type="float" office:value="12.95" calcext:value-type="float">
            <text:p>12,95</text:p>
          </table:table-cell>
          <table:table-cell office:value-type="float" office:value="230" calcext:value-type="float">
            <text:p>230,00</text:p>
          </table:table-cell>
          <table:table-cell table:formula="of:=[.B3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4]+0.05" office:value-type="float" office:value="13" calcext:value-type="float">
            <text:p>13,00</text:p>
          </table:table-cell>
          <table:table-cell office:value-type="float" office:value="230" calcext:value-type="float">
            <text:p>230,00</text:p>
          </table:table-cell>
          <table:table-cell table:formula="of:=[.B3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5]+0.05" office:value-type="float" office:value="13.05" calcext:value-type="float">
            <text:p>13,05</text:p>
          </table:table-cell>
          <table:table-cell office:value-type="float" office:value="230" calcext:value-type="float">
            <text:p>230,00</text:p>
          </table:table-cell>
          <table:table-cell table:formula="of:=[.B3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6]+0.05" office:value-type="float" office:value="13.1" calcext:value-type="float">
            <text:p>13,10</text:p>
          </table:table-cell>
          <table:table-cell office:value-type="float" office:value="230" calcext:value-type="float">
            <text:p>230,00</text:p>
          </table:table-cell>
          <table:table-cell table:formula="of:=[.B3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7]+0.05" office:value-type="float" office:value="13.15" calcext:value-type="float">
            <text:p>13,15</text:p>
          </table:table-cell>
          <table:table-cell office:value-type="float" office:value="230" calcext:value-type="float">
            <text:p>230,00</text:p>
          </table:table-cell>
          <table:table-cell table:formula="of:=[.B3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8]+0.05" office:value-type="float" office:value="13.2" calcext:value-type="float">
            <text:p>13,20</text:p>
          </table:table-cell>
          <table:table-cell office:value-type="float" office:value="230" calcext:value-type="float">
            <text:p>230,00</text:p>
          </table:table-cell>
          <table:table-cell table:formula="of:=[.B3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9]+0.05" office:value-type="float" office:value="13.25" calcext:value-type="float">
            <text:p>13,25</text:p>
          </table:table-cell>
          <table:table-cell office:value-type="float" office:value="230" calcext:value-type="float">
            <text:p>230,00</text:p>
          </table:table-cell>
          <table:table-cell table:formula="of:=[.B4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0]+0.05" office:value-type="float" office:value="13.3" calcext:value-type="float">
            <text:p>13,30</text:p>
          </table:table-cell>
          <table:table-cell office:value-type="float" office:value="230" calcext:value-type="float">
            <text:p>230,00</text:p>
          </table:table-cell>
          <table:table-cell table:formula="of:=[.B4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1]+0.05" office:value-type="float" office:value="13.35" calcext:value-type="float">
            <text:p>13,35</text:p>
          </table:table-cell>
          <table:table-cell office:value-type="float" office:value="230" calcext:value-type="float">
            <text:p>230,00</text:p>
          </table:table-cell>
          <table:table-cell table:formula="of:=[.B4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2]+0.05" office:value-type="float" office:value="13.4" calcext:value-type="float">
            <text:p>13,40</text:p>
          </table:table-cell>
          <table:table-cell office:value-type="float" office:value="230" calcext:value-type="float">
            <text:p>230,00</text:p>
          </table:table-cell>
          <table:table-cell table:formula="of:=[.B4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3]+0.05" office:value-type="float" office:value="13.45" calcext:value-type="float">
            <text:p>13,45</text:p>
          </table:table-cell>
          <table:table-cell office:value-type="float" office:value="230" calcext:value-type="float">
            <text:p>230,00</text:p>
          </table:table-cell>
          <table:table-cell table:formula="of:=[.B4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4]+0.05" office:value-type="float" office:value="13.5" calcext:value-type="float">
            <text:p>13,50</text:p>
          </table:table-cell>
          <table:table-cell office:value-type="float" office:value="230" calcext:value-type="float">
            <text:p>230,00</text:p>
          </table:table-cell>
          <table:table-cell table:formula="of:=[.B4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5]+0.05" office:value-type="float" office:value="13.55" calcext:value-type="float">
            <text:p>13,55</text:p>
          </table:table-cell>
          <table:table-cell office:value-type="float" office:value="230" calcext:value-type="float">
            <text:p>230,00</text:p>
          </table:table-cell>
          <table:table-cell table:formula="of:=[.B4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6]+0.05" office:value-type="float" office:value="13.6" calcext:value-type="float">
            <text:p>13,60</text:p>
          </table:table-cell>
          <table:table-cell office:value-type="float" office:value="230" calcext:value-type="float">
            <text:p>230,00</text:p>
          </table:table-cell>
          <table:table-cell table:formula="of:=[.B4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7]+0.05" office:value-type="float" office:value="13.65" calcext:value-type="float">
            <text:p>13,65</text:p>
          </table:table-cell>
          <table:table-cell office:value-type="float" office:value="230" calcext:value-type="float">
            <text:p>230,00</text:p>
          </table:table-cell>
          <table:table-cell table:formula="of:=[.B4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8]+0.05" office:value-type="float" office:value="13.7" calcext:value-type="float">
            <text:p>13,70</text:p>
          </table:table-cell>
          <table:table-cell office:value-type="float" office:value="230" calcext:value-type="float">
            <text:p>230,00</text:p>
          </table:table-cell>
          <table:table-cell table:formula="of:=[.B4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9]+0.05" office:value-type="float" office:value="13.75" calcext:value-type="float">
            <text:p>13,75</text:p>
          </table:table-cell>
          <table:table-cell office:value-type="float" office:value="230" calcext:value-type="float">
            <text:p>230,00</text:p>
          </table:table-cell>
          <table:table-cell table:formula="of:=[.B5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0]+0.05" office:value-type="float" office:value="13.8" calcext:value-type="float">
            <text:p>13,80</text:p>
          </table:table-cell>
          <table:table-cell office:value-type="float" office:value="230" calcext:value-type="float">
            <text:p>230,00</text:p>
          </table:table-cell>
          <table:table-cell table:formula="of:=[.B5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1]+0.05" office:value-type="float" office:value="13.85" calcext:value-type="float">
            <text:p>13,85</text:p>
          </table:table-cell>
          <table:table-cell office:value-type="float" office:value="230" calcext:value-type="float">
            <text:p>230,00</text:p>
          </table:table-cell>
          <table:table-cell table:formula="of:=[.B5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2]+0.05" office:value-type="float" office:value="13.9" calcext:value-type="float">
            <text:p>13,90</text:p>
          </table:table-cell>
          <table:table-cell office:value-type="float" office:value="230" calcext:value-type="float">
            <text:p>230,00</text:p>
          </table:table-cell>
          <table:table-cell table:formula="of:=[.B5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3]+0.05" office:value-type="float" office:value="13.95" calcext:value-type="float">
            <text:p>13,95</text:p>
          </table:table-cell>
          <table:table-cell office:value-type="float" office:value="230" calcext:value-type="float">
            <text:p>230,00</text:p>
          </table:table-cell>
          <table:table-cell table:formula="of:=[.B5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4]+0.05" office:value-type="float" office:value="14" calcext:value-type="float">
            <text:p>14,00</text:p>
          </table:table-cell>
          <table:table-cell office:value-type="float" office:value="230" calcext:value-type="float">
            <text:p>230,00</text:p>
          </table:table-cell>
          <table:table-cell table:formula="of:=[.B5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5]+0.05" office:value-type="float" office:value="14.05" calcext:value-type="float">
            <text:p>14,05</text:p>
          </table:table-cell>
          <table:table-cell office:value-type="float" office:value="230" calcext:value-type="float">
            <text:p>230,00</text:p>
          </table:table-cell>
          <table:table-cell table:formula="of:=[.B5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6]+0.05" office:value-type="float" office:value="14.1" calcext:value-type="float">
            <text:p>14,10</text:p>
          </table:table-cell>
          <table:table-cell office:value-type="float" office:value="230" calcext:value-type="float">
            <text:p>230,00</text:p>
          </table:table-cell>
          <table:table-cell table:formula="of:=[.B5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7]+0.05" office:value-type="float" office:value="14.15" calcext:value-type="float">
            <text:p>14,15</text:p>
          </table:table-cell>
          <table:table-cell office:value-type="float" office:value="230" calcext:value-type="float">
            <text:p>230,00</text:p>
          </table:table-cell>
          <table:table-cell table:formula="of:=[.B5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8]+0.05" office:value-type="float" office:value="14.2" calcext:value-type="float">
            <text:p>14,20</text:p>
          </table:table-cell>
          <table:table-cell office:value-type="float" office:value="230" calcext:value-type="float">
            <text:p>230,00</text:p>
          </table:table-cell>
          <table:table-cell table:formula="of:=[.B5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9]+0.05" office:value-type="float" office:value="14.25" calcext:value-type="float">
            <text:p>14,25</text:p>
          </table:table-cell>
          <table:table-cell office:value-type="float" office:value="230" calcext:value-type="float">
            <text:p>230,00</text:p>
          </table:table-cell>
          <table:table-cell table:formula="of:=[.B6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0]+0.05" office:value-type="float" office:value="14.3" calcext:value-type="float">
            <text:p>14,30</text:p>
          </table:table-cell>
          <table:table-cell office:value-type="float" office:value="230" calcext:value-type="float">
            <text:p>230,00</text:p>
          </table:table-cell>
          <table:table-cell table:formula="of:=[.B6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1]+0.05" office:value-type="float" office:value="14.35" calcext:value-type="float">
            <text:p>14,35</text:p>
          </table:table-cell>
          <table:table-cell office:value-type="float" office:value="230" calcext:value-type="float">
            <text:p>230,00</text:p>
          </table:table-cell>
          <table:table-cell table:formula="of:=[.B6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2]+0.05" office:value-type="float" office:value="14.4" calcext:value-type="float">
            <text:p>14,40</text:p>
          </table:table-cell>
          <table:table-cell office:value-type="float" office:value="230" calcext:value-type="float">
            <text:p>230,00</text:p>
          </table:table-cell>
          <table:table-cell table:formula="of:=[.B6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3]+0.05" office:value-type="float" office:value="14.45" calcext:value-type="float">
            <text:p>14,45</text:p>
          </table:table-cell>
          <table:table-cell office:value-type="float" office:value="230" calcext:value-type="float">
            <text:p>230,00</text:p>
          </table:table-cell>
          <table:table-cell table:formula="of:=[.B6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4]+0.05" office:value-type="float" office:value="14.5" calcext:value-type="float">
            <text:p>14,50</text:p>
          </table:table-cell>
          <table:table-cell office:value-type="float" office:value="230" calcext:value-type="float">
            <text:p>230,00</text:p>
          </table:table-cell>
          <table:table-cell table:formula="of:=[.B6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5]+0.05" office:value-type="float" office:value="14.55" calcext:value-type="float">
            <text:p>14,55</text:p>
          </table:table-cell>
          <table:table-cell office:value-type="float" office:value="230" calcext:value-type="float">
            <text:p>230,00</text:p>
          </table:table-cell>
          <table:table-cell table:formula="of:=[.B6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6]+0.05" office:value-type="float" office:value="14.6" calcext:value-type="float">
            <text:p>14,60</text:p>
          </table:table-cell>
          <table:table-cell office:value-type="float" office:value="230" calcext:value-type="float">
            <text:p>230,00</text:p>
          </table:table-cell>
          <table:table-cell table:formula="of:=[.B6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7]+0.05" office:value-type="float" office:value="14.65" calcext:value-type="float">
            <text:p>14,65</text:p>
          </table:table-cell>
          <table:table-cell office:value-type="float" office:value="230" calcext:value-type="float">
            <text:p>230,00</text:p>
          </table:table-cell>
          <table:table-cell table:formula="of:=[.B6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8]+0.05" office:value-type="float" office:value="14.7" calcext:value-type="float">
            <text:p>14,70</text:p>
          </table:table-cell>
          <table:table-cell office:value-type="float" office:value="230" calcext:value-type="float">
            <text:p>230,00</text:p>
          </table:table-cell>
          <table:table-cell table:formula="of:=[.B6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69]+0.05" office:value-type="float" office:value="14.75" calcext:value-type="float">
            <text:p>14,75</text:p>
          </table:table-cell>
          <table:table-cell office:value-type="float" office:value="230" calcext:value-type="float">
            <text:p>230,00</text:p>
          </table:table-cell>
          <table:table-cell table:formula="of:=[.B7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0]+0.05" office:value-type="float" office:value="14.8" calcext:value-type="float">
            <text:p>14,80</text:p>
          </table:table-cell>
          <table:table-cell office:value-type="float" office:value="230" calcext:value-type="float">
            <text:p>230,00</text:p>
          </table:table-cell>
          <table:table-cell table:formula="of:=[.B7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1]+0.05" office:value-type="float" office:value="14.85" calcext:value-type="float">
            <text:p>14,85</text:p>
          </table:table-cell>
          <table:table-cell office:value-type="float" office:value="230" calcext:value-type="float">
            <text:p>230,00</text:p>
          </table:table-cell>
          <table:table-cell table:formula="of:=[.B7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2]+0.05" office:value-type="float" office:value="14.9" calcext:value-type="float">
            <text:p>14,90</text:p>
          </table:table-cell>
          <table:table-cell office:value-type="float" office:value="230" calcext:value-type="float">
            <text:p>230,00</text:p>
          </table:table-cell>
          <table:table-cell table:formula="of:=[.B7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3]+0.05" office:value-type="float" office:value="14.95" calcext:value-type="float">
            <text:p>14,95</text:p>
          </table:table-cell>
          <table:table-cell office:value-type="float" office:value="230" calcext:value-type="float">
            <text:p>230,00</text:p>
          </table:table-cell>
          <table:table-cell table:formula="of:=[.B7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4]+0.05" office:value-type="float" office:value="15" calcext:value-type="float">
            <text:p>15,00</text:p>
          </table:table-cell>
          <table:table-cell office:value-type="float" office:value="230" calcext:value-type="float">
            <text:p>230,00</text:p>
          </table:table-cell>
          <table:table-cell table:formula="of:=[.B7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5]+0.05" office:value-type="float" office:value="15.05" calcext:value-type="float">
            <text:p>15,05</text:p>
          </table:table-cell>
          <table:table-cell office:value-type="float" office:value="230" calcext:value-type="float">
            <text:p>230,00</text:p>
          </table:table-cell>
          <table:table-cell table:formula="of:=[.B7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6]+0.05" office:value-type="float" office:value="15.1" calcext:value-type="float">
            <text:p>15,10</text:p>
          </table:table-cell>
          <table:table-cell office:value-type="float" office:value="230" calcext:value-type="float">
            <text:p>230,00</text:p>
          </table:table-cell>
          <table:table-cell table:formula="of:=[.B7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7]+0.05" office:value-type="float" office:value="15.15" calcext:value-type="float">
            <text:p>15,15</text:p>
          </table:table-cell>
          <table:table-cell office:value-type="float" office:value="230" calcext:value-type="float">
            <text:p>230,00</text:p>
          </table:table-cell>
          <table:table-cell table:formula="of:=[.B7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8]+0.05" office:value-type="float" office:value="15.2" calcext:value-type="float">
            <text:p>15,20</text:p>
          </table:table-cell>
          <table:table-cell office:value-type="float" office:value="230" calcext:value-type="float">
            <text:p>230,00</text:p>
          </table:table-cell>
          <table:table-cell table:formula="of:=[.B7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79]+0.05" office:value-type="float" office:value="15.25" calcext:value-type="float">
            <text:p>15,25</text:p>
          </table:table-cell>
          <table:table-cell office:value-type="float" office:value="230" calcext:value-type="float">
            <text:p>230,00</text:p>
          </table:table-cell>
          <table:table-cell table:formula="of:=[.B8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0]+0.05" office:value-type="float" office:value="15.3" calcext:value-type="float">
            <text:p>15,30</text:p>
          </table:table-cell>
          <table:table-cell office:value-type="float" office:value="230" calcext:value-type="float">
            <text:p>230,00</text:p>
          </table:table-cell>
          <table:table-cell table:formula="of:=[.B8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1]+0.05" office:value-type="float" office:value="15.35" calcext:value-type="float">
            <text:p>15,35</text:p>
          </table:table-cell>
          <table:table-cell office:value-type="float" office:value="230" calcext:value-type="float">
            <text:p>230,00</text:p>
          </table:table-cell>
          <table:table-cell table:formula="of:=[.B8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2]+0.05" office:value-type="float" office:value="15.4" calcext:value-type="float">
            <text:p>15,40</text:p>
          </table:table-cell>
          <table:table-cell office:value-type="float" office:value="230" calcext:value-type="float">
            <text:p>230,00</text:p>
          </table:table-cell>
          <table:table-cell table:formula="of:=[.B8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3]+0.05" office:value-type="float" office:value="15.45" calcext:value-type="float">
            <text:p>15,45</text:p>
          </table:table-cell>
          <table:table-cell office:value-type="float" office:value="230" calcext:value-type="float">
            <text:p>230,00</text:p>
          </table:table-cell>
          <table:table-cell table:formula="of:=[.B8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4]+0.05" office:value-type="float" office:value="15.5000000000001" calcext:value-type="float">
            <text:p>15,50</text:p>
          </table:table-cell>
          <table:table-cell office:value-type="float" office:value="230" calcext:value-type="float">
            <text:p>230,00</text:p>
          </table:table-cell>
          <table:table-cell table:formula="of:=[.B8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5]+0.05" office:value-type="float" office:value="15.5500000000001" calcext:value-type="float">
            <text:p>15,55</text:p>
          </table:table-cell>
          <table:table-cell office:value-type="float" office:value="230" calcext:value-type="float">
            <text:p>230,00</text:p>
          </table:table-cell>
          <table:table-cell table:formula="of:=[.B8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6]+0.05" office:value-type="float" office:value="15.6000000000001" calcext:value-type="float">
            <text:p>15,60</text:p>
          </table:table-cell>
          <table:table-cell office:value-type="float" office:value="230" calcext:value-type="float">
            <text:p>230,00</text:p>
          </table:table-cell>
          <table:table-cell table:formula="of:=[.B8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7]+0.05" office:value-type="float" office:value="15.6500000000001" calcext:value-type="float">
            <text:p>15,65</text:p>
          </table:table-cell>
          <table:table-cell office:value-type="float" office:value="230" calcext:value-type="float">
            <text:p>230,00</text:p>
          </table:table-cell>
          <table:table-cell table:formula="of:=[.B8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8]+0.05" office:value-type="float" office:value="15.7000000000001" calcext:value-type="float">
            <text:p>15,70</text:p>
          </table:table-cell>
          <table:table-cell office:value-type="float" office:value="230" calcext:value-type="float">
            <text:p>230,00</text:p>
          </table:table-cell>
          <table:table-cell table:formula="of:=[.B8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89]+0.05" office:value-type="float" office:value="15.7500000000001" calcext:value-type="float">
            <text:p>15,75</text:p>
          </table:table-cell>
          <table:table-cell office:value-type="float" office:value="230" calcext:value-type="float">
            <text:p>230,00</text:p>
          </table:table-cell>
          <table:table-cell table:formula="of:=[.B9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0]+0.05" office:value-type="float" office:value="15.8000000000001" calcext:value-type="float">
            <text:p>15,80</text:p>
          </table:table-cell>
          <table:table-cell office:value-type="float" office:value="230" calcext:value-type="float">
            <text:p>230,00</text:p>
          </table:table-cell>
          <table:table-cell table:formula="of:=[.B9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1]+0.05" office:value-type="float" office:value="15.8500000000001" calcext:value-type="float">
            <text:p>15,85</text:p>
          </table:table-cell>
          <table:table-cell office:value-type="float" office:value="230" calcext:value-type="float">
            <text:p>230,00</text:p>
          </table:table-cell>
          <table:table-cell table:formula="of:=[.B9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2]+0.05" office:value-type="float" office:value="15.9000000000001" calcext:value-type="float">
            <text:p>15,90</text:p>
          </table:table-cell>
          <table:table-cell office:value-type="float" office:value="230" calcext:value-type="float">
            <text:p>230,00</text:p>
          </table:table-cell>
          <table:table-cell table:formula="of:=[.B9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3]+0.05" office:value-type="float" office:value="15.9500000000001" calcext:value-type="float">
            <text:p>15,95</text:p>
          </table:table-cell>
          <table:table-cell office:value-type="float" office:value="230" calcext:value-type="float">
            <text:p>230,00</text:p>
          </table:table-cell>
          <table:table-cell table:formula="of:=[.B9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4]+0.05" office:value-type="float" office:value="16.0000000000001" calcext:value-type="float">
            <text:p>16,00</text:p>
          </table:table-cell>
          <table:table-cell office:value-type="float" office:value="230" calcext:value-type="float">
            <text:p>230,00</text:p>
          </table:table-cell>
          <table:table-cell table:formula="of:=[.B9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5]+0.05" office:value-type="float" office:value="16.0500000000001" calcext:value-type="float">
            <text:p>16,05</text:p>
          </table:table-cell>
          <table:table-cell office:value-type="float" office:value="230" calcext:value-type="float">
            <text:p>230,00</text:p>
          </table:table-cell>
          <table:table-cell table:formula="of:=[.B9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6]+0.05" office:value-type="float" office:value="16.1000000000001" calcext:value-type="float">
            <text:p>16,10</text:p>
          </table:table-cell>
          <table:table-cell office:value-type="float" office:value="230" calcext:value-type="float">
            <text:p>230,00</text:p>
          </table:table-cell>
          <table:table-cell table:formula="of:=[.B9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7]+0.05" office:value-type="float" office:value="16.1500000000001" calcext:value-type="float">
            <text:p>16,15</text:p>
          </table:table-cell>
          <table:table-cell office:value-type="float" office:value="230" calcext:value-type="float">
            <text:p>230,00</text:p>
          </table:table-cell>
          <table:table-cell table:formula="of:=[.B9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8]+0.05" office:value-type="float" office:value="16.2000000000001" calcext:value-type="float">
            <text:p>16,20</text:p>
          </table:table-cell>
          <table:table-cell office:value-type="float" office:value="230" calcext:value-type="float">
            <text:p>230,00</text:p>
          </table:table-cell>
          <table:table-cell table:formula="of:=[.B9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99]+0.05" office:value-type="float" office:value="16.2500000000001" calcext:value-type="float">
            <text:p>16,25</text:p>
          </table:table-cell>
          <table:table-cell office:value-type="float" office:value="230" calcext:value-type="float">
            <text:p>230,00</text:p>
          </table:table-cell>
          <table:table-cell table:formula="of:=[.B10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00]+0.05" office:value-type="float" office:value="16.3000000000001" calcext:value-type="float">
            <text:p>16,30</text:p>
          </table:table-cell>
          <table:table-cell office:value-type="float" office:value="230" calcext:value-type="float">
            <text:p>230,00</text:p>
          </table:table-cell>
          <table:table-cell table:formula="of:=[.B10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01]+0.05" office:value-type="float" office:value="16.3500000000001" calcext:value-type="float">
            <text:p>16,35</text:p>
          </table:table-cell>
          <table:table-cell office:value-type="float" office:value="230" calcext:value-type="float">
            <text:p>230,00</text:p>
          </table:table-cell>
          <table:table-cell table:formula="of:=[.B102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2]+0.05" office:value-type="float" office:value="16.4000000000001" calcext:value-type="float">
            <text:p>16,40</text:p>
          </table:table-cell>
          <table:table-cell office:value-type="float" office:value="230" calcext:value-type="float">
            <text:p>230,00</text:p>
          </table:table-cell>
          <table:table-cell table:formula="of:=[.B103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3]+0.05" office:value-type="float" office:value="16.4500000000001" calcext:value-type="float">
            <text:p>16,45</text:p>
          </table:table-cell>
          <table:table-cell office:value-type="float" office:value="230" calcext:value-type="float">
            <text:p>230,00</text:p>
          </table:table-cell>
          <table:table-cell table:formula="of:=[.B104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4]+0.05" office:value-type="float" office:value="16.5000000000001" calcext:value-type="float">
            <text:p>16,50</text:p>
          </table:table-cell>
          <table:table-cell office:value-type="float" office:value="230" calcext:value-type="float">
            <text:p>230,00</text:p>
          </table:table-cell>
          <table:table-cell table:formula="of:=[.B105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5]+0.05" office:value-type="float" office:value="16.5500000000001" calcext:value-type="float">
            <text:p>16,55</text:p>
          </table:table-cell>
          <table:table-cell office:value-type="float" office:value="230" calcext:value-type="float">
            <text:p>230,00</text:p>
          </table:table-cell>
          <table:table-cell table:formula="of:=[.B106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6]+0.05" office:value-type="float" office:value="16.6000000000001" calcext:value-type="float">
            <text:p>16,60</text:p>
          </table:table-cell>
          <table:table-cell office:value-type="float" office:value="230" calcext:value-type="float">
            <text:p>230,00</text:p>
          </table:table-cell>
          <table:table-cell table:formula="of:=[.B107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7]+0.05" office:value-type="float" office:value="16.6500000000001" calcext:value-type="float">
            <text:p>16,65</text:p>
          </table:table-cell>
          <table:table-cell office:value-type="float" office:value="230" calcext:value-type="float">
            <text:p>230,00</text:p>
          </table:table-cell>
          <table:table-cell table:formula="of:=[.B108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8]+0.05" office:value-type="float" office:value="16.7000000000001" calcext:value-type="float">
            <text:p>16,70</text:p>
          </table:table-cell>
          <table:table-cell office:value-type="float" office:value="230" calcext:value-type="float">
            <text:p>230,00</text:p>
          </table:table-cell>
          <table:table-cell table:formula="of:=[.B109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09]+0.05" office:value-type="float" office:value="16.7500000000001" calcext:value-type="float">
            <text:p>16,75</text:p>
          </table:table-cell>
          <table:table-cell office:value-type="float" office:value="230" calcext:value-type="float">
            <text:p>230,00</text:p>
          </table:table-cell>
          <table:table-cell table:formula="of:=[.B110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0]+0.05" office:value-type="float" office:value="16.8000000000001" calcext:value-type="float">
            <text:p>16,80</text:p>
          </table:table-cell>
          <table:table-cell office:value-type="float" office:value="230" calcext:value-type="float">
            <text:p>230,00</text:p>
          </table:table-cell>
          <table:table-cell table:formula="of:=[.B111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1]+0.05" office:value-type="float" office:value="16.8500000000001" calcext:value-type="float">
            <text:p>16,85</text:p>
          </table:table-cell>
          <table:table-cell office:value-type="float" office:value="230" calcext:value-type="float">
            <text:p>230,00</text:p>
          </table:table-cell>
          <table:table-cell table:formula="of:=[.B112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2]+0.05" office:value-type="float" office:value="16.9000000000001" calcext:value-type="float">
            <text:p>16,90</text:p>
          </table:table-cell>
          <table:table-cell office:value-type="float" office:value="230" calcext:value-type="float">
            <text:p>230,00</text:p>
          </table:table-cell>
          <table:table-cell table:formula="of:=[.B113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3]+0.05" office:value-type="float" office:value="16.9500000000001" calcext:value-type="float">
            <text:p>16,95</text:p>
          </table:table-cell>
          <table:table-cell office:value-type="float" office:value="230" calcext:value-type="float">
            <text:p>230,00</text:p>
          </table:table-cell>
          <table:table-cell table:formula="of:=[.B114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4]+0.05" office:value-type="float" office:value="17.0000000000001" calcext:value-type="float">
            <text:p>17,00</text:p>
          </table:table-cell>
          <table:table-cell office:value-type="float" office:value="230" calcext:value-type="float">
            <text:p>230,00</text:p>
          </table:table-cell>
          <table:table-cell table:formula="of:=[.B115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5]+0.05" office:value-type="float" office:value="17.0500000000001" calcext:value-type="float">
            <text:p>17,05</text:p>
          </table:table-cell>
          <table:table-cell office:value-type="float" office:value="230" calcext:value-type="float">
            <text:p>230,00</text:p>
          </table:table-cell>
          <table:table-cell table:formula="of:=[.B116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6]+0.05" office:value-type="float" office:value="17.1000000000001" calcext:value-type="float">
            <text:p>17,10</text:p>
          </table:table-cell>
          <table:table-cell office:value-type="float" office:value="230" calcext:value-type="float">
            <text:p>230,00</text:p>
          </table:table-cell>
          <table:table-cell table:formula="of:=[.B117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7]+0.05" office:value-type="float" office:value="17.1500000000001" calcext:value-type="float">
            <text:p>17,15</text:p>
          </table:table-cell>
          <table:table-cell office:value-type="float" office:value="230" calcext:value-type="float">
            <text:p>230,00</text:p>
          </table:table-cell>
          <table:table-cell table:formula="of:=[.B118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8]+0.05" office:value-type="float" office:value="17.2000000000001" calcext:value-type="float">
            <text:p>17,20</text:p>
          </table:table-cell>
          <table:table-cell office:value-type="float" office:value="230" calcext:value-type="float">
            <text:p>230,00</text:p>
          </table:table-cell>
          <table:table-cell table:formula="of:=[.B119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19]+0.05" office:value-type="float" office:value="17.2500000000001" calcext:value-type="float">
            <text:p>17,25</text:p>
          </table:table-cell>
          <table:table-cell office:value-type="float" office:value="230" calcext:value-type="float">
            <text:p>230,00</text:p>
          </table:table-cell>
          <table:table-cell table:formula="of:=[.B120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20]+0.05" office:value-type="float" office:value="17.3000000000001" calcext:value-type="float">
            <text:p>17,30</text:p>
          </table:table-cell>
          <table:table-cell office:value-type="float" office:value="230" calcext:value-type="float">
            <text:p>230,00</text:p>
          </table:table-cell>
          <table:table-cell table:formula="of:=[.B121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21]+0.05" office:value-type="float" office:value="17.3500000000001" calcext:value-type="float">
            <text:p>17,35</text:p>
          </table:table-cell>
          <table:table-cell office:value-type="float" office:value="230" calcext:value-type="float">
            <text:p>230,00</text:p>
          </table:table-cell>
          <table:table-cell table:formula="of:=[.B122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22]+0.05" office:value-type="float" office:value="17.4000000000001" calcext:value-type="float">
            <text:p>17,40</text:p>
          </table:table-cell>
          <table:table-cell office:value-type="float" office:value="230" calcext:value-type="float">
            <text:p>230,00</text:p>
          </table:table-cell>
          <table:table-cell table:formula="of:=[.B123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23]+0.05" office:value-type="float" office:value="17.4500000000001" calcext:value-type="float">
            <text:p>17,45</text:p>
          </table:table-cell>
          <table:table-cell office:value-type="float" office:value="230" calcext:value-type="float">
            <text:p>230,00</text:p>
          </table:table-cell>
          <table:table-cell table:formula="of:=[.B124]*[.$B$7]" office:value-type="float" office:value="11.5" calcext:value-type="float">
            <text:p>11,50</text:p>
          </table:table-cell>
          <table:table-cell table:style-name="Default" table:number-columns-repeated="4"/>
          <table:table-cell table:number-columns-repeated="16377"/>
        </table:table-row>
        <table:table-row table:style-name="ro2">
          <table:table-cell table:formula="of:=[.A124]+0.05" office:value-type="float" office:value="17.5000000000001" calcext:value-type="float">
            <text:p>17,50</text:p>
          </table:table-cell>
          <table:table-cell office:value-type="float" office:value="230" calcext:value-type="float">
            <text:p>230,00</text:p>
          </table:table-cell>
          <table:table-cell table:formula="of:=[.B12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25]+0.05" office:value-type="float" office:value="17.5500000000001" calcext:value-type="float">
            <text:p>17,55</text:p>
          </table:table-cell>
          <table:table-cell office:value-type="float" office:value="230" calcext:value-type="float">
            <text:p>230,00</text:p>
          </table:table-cell>
          <table:table-cell table:formula="of:=[.B12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26]+0.05" office:value-type="float" office:value="17.6000000000001" calcext:value-type="float">
            <text:p>17,60</text:p>
          </table:table-cell>
          <table:table-cell office:value-type="float" office:value="230" calcext:value-type="float">
            <text:p>230,00</text:p>
          </table:table-cell>
          <table:table-cell table:formula="of:=[.B12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27]+0.05" office:value-type="float" office:value="17.6500000000001" calcext:value-type="float">
            <text:p>17,65</text:p>
          </table:table-cell>
          <table:table-cell office:value-type="float" office:value="230" calcext:value-type="float">
            <text:p>230,00</text:p>
          </table:table-cell>
          <table:table-cell table:formula="of:=[.B12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28]+0.05" office:value-type="float" office:value="17.7000000000001" calcext:value-type="float">
            <text:p>17,70</text:p>
          </table:table-cell>
          <table:table-cell office:value-type="float" office:value="230" calcext:value-type="float">
            <text:p>230,00</text:p>
          </table:table-cell>
          <table:table-cell table:formula="of:=[.B12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29]+0.05" office:value-type="float" office:value="17.7500000000001" calcext:value-type="float">
            <text:p>17,75</text:p>
          </table:table-cell>
          <table:table-cell office:value-type="float" office:value="230" calcext:value-type="float">
            <text:p>230,00</text:p>
          </table:table-cell>
          <table:table-cell table:formula="of:=[.B13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0]+0.05" office:value-type="float" office:value="17.8000000000001" calcext:value-type="float">
            <text:p>17,80</text:p>
          </table:table-cell>
          <table:table-cell office:value-type="float" office:value="230" calcext:value-type="float">
            <text:p>230,00</text:p>
          </table:table-cell>
          <table:table-cell table:formula="of:=[.B13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1]+0.05" office:value-type="float" office:value="17.8500000000001" calcext:value-type="float">
            <text:p>17,85</text:p>
          </table:table-cell>
          <table:table-cell office:value-type="float" office:value="230" calcext:value-type="float">
            <text:p>230,00</text:p>
          </table:table-cell>
          <table:table-cell table:formula="of:=[.B13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2]+0.05" office:value-type="float" office:value="17.9000000000001" calcext:value-type="float">
            <text:p>17,90</text:p>
          </table:table-cell>
          <table:table-cell office:value-type="float" office:value="230" calcext:value-type="float">
            <text:p>230,00</text:p>
          </table:table-cell>
          <table:table-cell table:formula="of:=[.B13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3]+0.05" office:value-type="float" office:value="17.9500000000001" calcext:value-type="float">
            <text:p>17,95</text:p>
          </table:table-cell>
          <table:table-cell office:value-type="float" office:value="230" calcext:value-type="float">
            <text:p>230,00</text:p>
          </table:table-cell>
          <table:table-cell table:formula="of:=[.B13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4]+0.05" office:value-type="float" office:value="18.0000000000001" calcext:value-type="float">
            <text:p>18,00</text:p>
          </table:table-cell>
          <table:table-cell office:value-type="float" office:value="230" calcext:value-type="float">
            <text:p>230,00</text:p>
          </table:table-cell>
          <table:table-cell table:formula="of:=[.B13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35]+0.05" office:value-type="float" office:value="18.0500000000001" calcext:value-type="float">
            <text:p>18,05</text:p>
          </table:table-cell>
          <table:table-cell office:value-type="float" office:value="230" calcext:value-type="float">
            <text:p>230,00</text:p>
          </table:table-cell>
          <table:table-cell table:formula="of:=[.B13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5:.B136])" office:value-type="float" office:value="28060" calcext:value-type="float">
            <text:p>28.06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5:.C$136])" office:value-type="float" office:value="122" calcext:value-type="float">
            <text:p>122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141]/[.$C$142]" office:value-type="float" office:value="230" calcext:value-type="float">
            <text:p>230,00</text:p>
          </table:table-cell>
          <table:table-cell table:number-columns-repeated="16381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6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1">
          <table:table-cell table:style-name="ce1" office:value-type="float" office:value="15" calcext:value-type="float">
            <text:p>15,00</text:p>
          </table:table-cell>
          <table:table-cell table:style-name="ce1"/>
          <table:table-cell table:style-name="ce1" office:value-type="float" office:value="19" calcext:value-type="float">
            <text:p>19,00</text:p>
          </table:table-cell>
          <table:table-cell table:style-name="ce1" office:value-type="float" office:value="21" calcext:value-type="float">
            <text:p>21,00</text:p>
          </table:table-cell>
          <table:table-cell table:style-name="ce1" office:value-type="float" office:value="230" calcext:value-type="float">
            <text:p>230,00</text:p>
          </table:table-cell>
          <table:table-cell table:style-name="ce1" office:value-type="float" office:value="20" calcext:value-type="float">
            <text:p>20,00</text:p>
          </table:table-cell>
          <table:table-cell table:style-name="ce1" office:value-type="float" office:value="15" calcext:value-type="float">
            <text:p>1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=</text:p>
          </table:table-cell>
          <table:table-cell table:formula="of:=+6*[.B9]" office:value-type="float" office:value="3.9" calcext:value-type="float">
            <text:p>3,9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-6*D</text:p>
          </table:table-cell>
          <table:table-cell table:formula="of:=[.B8]-6*[.B9]" office:value-type="float" office:value="8.1" calcext:value-type="float">
            <text:p>8,1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/0,05=</text:p>
          </table:table-cell>
          <table:table-cell table:formula="of:=[.B10]/[.B7]+1" office:value-type="float" office:value="79" calcext:value-type="float">
            <text:p>79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8]" office:value-type="float" office:value="12" calcext:value-type="float">
            <text:p>12,00</text:p>
          </table:table-cell>
          <table:table-cell office:value-type="float" office:value="230" calcext:value-type="float">
            <text:p>230,00</text:p>
          </table:table-cell>
          <table:table-cell table:formula="of:=[.B1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5]-0.05" office:value-type="float" office:value="11.95" calcext:value-type="float">
            <text:p>11,95</text:p>
          </table:table-cell>
          <table:table-cell office:value-type="float" office:value="230" calcext:value-type="float">
            <text:p>230,00</text:p>
          </table:table-cell>
          <table:table-cell table:formula="of:=[.B1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6]-0.05" office:value-type="float" office:value="11.9" calcext:value-type="float">
            <text:p>11,90</text:p>
          </table:table-cell>
          <table:table-cell office:value-type="float" office:value="230" calcext:value-type="float">
            <text:p>230,00</text:p>
          </table:table-cell>
          <table:table-cell table:formula="of:=[.B1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7]-0.05" office:value-type="float" office:value="11.85" calcext:value-type="float">
            <text:p>11,85</text:p>
          </table:table-cell>
          <table:table-cell office:value-type="float" office:value="230" calcext:value-type="float">
            <text:p>230,00</text:p>
          </table:table-cell>
          <table:table-cell table:formula="of:=[.B1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8]-0.05" office:value-type="float" office:value="11.8" calcext:value-type="float">
            <text:p>11,80</text:p>
          </table:table-cell>
          <table:table-cell office:value-type="float" office:value="230" calcext:value-type="float">
            <text:p>230,00</text:p>
          </table:table-cell>
          <table:table-cell table:formula="of:=[.B1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19]-0.05" office:value-type="float" office:value="11.75" calcext:value-type="float">
            <text:p>11,75</text:p>
          </table:table-cell>
          <table:table-cell office:value-type="float" office:value="230" calcext:value-type="float">
            <text:p>230,00</text:p>
          </table:table-cell>
          <table:table-cell table:formula="of:=[.B2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0]-0.05" office:value-type="float" office:value="11.7" calcext:value-type="float">
            <text:p>11,70</text:p>
          </table:table-cell>
          <table:table-cell office:value-type="float" office:value="230" calcext:value-type="float">
            <text:p>230,00</text:p>
          </table:table-cell>
          <table:table-cell table:formula="of:=[.B2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1]-0.05" office:value-type="float" office:value="11.65" calcext:value-type="float">
            <text:p>11,65</text:p>
          </table:table-cell>
          <table:table-cell office:value-type="float" office:value="230" calcext:value-type="float">
            <text:p>230,00</text:p>
          </table:table-cell>
          <table:table-cell table:formula="of:=[.B2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2]-0.05" office:value-type="float" office:value="11.6" calcext:value-type="float">
            <text:p>11,60</text:p>
          </table:table-cell>
          <table:table-cell office:value-type="float" office:value="230" calcext:value-type="float">
            <text:p>230,00</text:p>
          </table:table-cell>
          <table:table-cell table:formula="of:=[.B2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3]-0.05" office:value-type="float" office:value="11.55" calcext:value-type="float">
            <text:p>11,55</text:p>
          </table:table-cell>
          <table:table-cell office:value-type="float" office:value="230" calcext:value-type="float">
            <text:p>230,00</text:p>
          </table:table-cell>
          <table:table-cell table:formula="of:=[.B2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4]-0.05" office:value-type="float" office:value="11.5" calcext:value-type="float">
            <text:p>11,50</text:p>
          </table:table-cell>
          <table:table-cell office:value-type="float" office:value="230" calcext:value-type="float">
            <text:p>230,00</text:p>
          </table:table-cell>
          <table:table-cell table:formula="of:=[.B2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5]-0.05" office:value-type="float" office:value="11.45" calcext:value-type="float">
            <text:p>11,45</text:p>
          </table:table-cell>
          <table:table-cell office:value-type="float" office:value="230" calcext:value-type="float">
            <text:p>230,00</text:p>
          </table:table-cell>
          <table:table-cell table:formula="of:=[.B2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6]-0.05" office:value-type="float" office:value="11.4" calcext:value-type="float">
            <text:p>11,40</text:p>
          </table:table-cell>
          <table:table-cell office:value-type="float" office:value="230" calcext:value-type="float">
            <text:p>230,00</text:p>
          </table:table-cell>
          <table:table-cell table:formula="of:=[.B2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7]-0.05" office:value-type="float" office:value="11.35" calcext:value-type="float">
            <text:p>11,35</text:p>
          </table:table-cell>
          <table:table-cell office:value-type="float" office:value="230" calcext:value-type="float">
            <text:p>230,00</text:p>
          </table:table-cell>
          <table:table-cell table:formula="of:=[.B2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8]-0.05" office:value-type="float" office:value="11.3" calcext:value-type="float">
            <text:p>11,30</text:p>
          </table:table-cell>
          <table:table-cell office:value-type="float" office:value="230" calcext:value-type="float">
            <text:p>230,00</text:p>
          </table:table-cell>
          <table:table-cell table:formula="of:=[.B2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29]-0.05" office:value-type="float" office:value="11.25" calcext:value-type="float">
            <text:p>11,25</text:p>
          </table:table-cell>
          <table:table-cell office:value-type="float" office:value="230" calcext:value-type="float">
            <text:p>230,00</text:p>
          </table:table-cell>
          <table:table-cell table:formula="of:=[.B3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0]-0.05" office:value-type="float" office:value="11.2" calcext:value-type="float">
            <text:p>11,20</text:p>
          </table:table-cell>
          <table:table-cell office:value-type="float" office:value="230" calcext:value-type="float">
            <text:p>230,00</text:p>
          </table:table-cell>
          <table:table-cell table:formula="of:=[.B3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1]-0.05" office:value-type="float" office:value="11.15" calcext:value-type="float">
            <text:p>11,15</text:p>
          </table:table-cell>
          <table:table-cell office:value-type="float" office:value="230" calcext:value-type="float">
            <text:p>230,00</text:p>
          </table:table-cell>
          <table:table-cell table:formula="of:=[.B3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2]-0.05" office:value-type="float" office:value="11.1" calcext:value-type="float">
            <text:p>11,10</text:p>
          </table:table-cell>
          <table:table-cell office:value-type="float" office:value="230" calcext:value-type="float">
            <text:p>230,00</text:p>
          </table:table-cell>
          <table:table-cell table:formula="of:=[.B3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3]-0.05" office:value-type="float" office:value="11.05" calcext:value-type="float">
            <text:p>11,05</text:p>
          </table:table-cell>
          <table:table-cell office:value-type="float" office:value="230" calcext:value-type="float">
            <text:p>230,00</text:p>
          </table:table-cell>
          <table:table-cell table:formula="of:=[.B3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4]-0.05" office:value-type="float" office:value="11" calcext:value-type="float">
            <text:p>11,00</text:p>
          </table:table-cell>
          <table:table-cell office:value-type="float" office:value="230" calcext:value-type="float">
            <text:p>230,00</text:p>
          </table:table-cell>
          <table:table-cell table:formula="of:=[.B3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5]-0.05" office:value-type="float" office:value="10.95" calcext:value-type="float">
            <text:p>10,95</text:p>
          </table:table-cell>
          <table:table-cell office:value-type="float" office:value="230" calcext:value-type="float">
            <text:p>230,00</text:p>
          </table:table-cell>
          <table:table-cell table:formula="of:=[.B3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6]-0.05" office:value-type="float" office:value="10.9" calcext:value-type="float">
            <text:p>10,90</text:p>
          </table:table-cell>
          <table:table-cell office:value-type="float" office:value="230" calcext:value-type="float">
            <text:p>230,00</text:p>
          </table:table-cell>
          <table:table-cell table:formula="of:=[.B3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7]-0.05" office:value-type="float" office:value="10.85" calcext:value-type="float">
            <text:p>10,85</text:p>
          </table:table-cell>
          <table:table-cell office:value-type="float" office:value="230" calcext:value-type="float">
            <text:p>230,00</text:p>
          </table:table-cell>
          <table:table-cell table:formula="of:=[.B3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8]-0.05" office:value-type="float" office:value="10.8" calcext:value-type="float">
            <text:p>10,80</text:p>
          </table:table-cell>
          <table:table-cell office:value-type="float" office:value="230" calcext:value-type="float">
            <text:p>230,00</text:p>
          </table:table-cell>
          <table:table-cell table:formula="of:=[.B3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39]-0.05" office:value-type="float" office:value="10.75" calcext:value-type="float">
            <text:p>10,75</text:p>
          </table:table-cell>
          <table:table-cell office:value-type="float" office:value="230" calcext:value-type="float">
            <text:p>230,00</text:p>
          </table:table-cell>
          <table:table-cell table:formula="of:=[.B4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0]-0.05" office:value-type="float" office:value="10.7" calcext:value-type="float">
            <text:p>10,70</text:p>
          </table:table-cell>
          <table:table-cell office:value-type="float" office:value="230" calcext:value-type="float">
            <text:p>230,00</text:p>
          </table:table-cell>
          <table:table-cell table:formula="of:=[.B4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1]-0.05" office:value-type="float" office:value="10.65" calcext:value-type="float">
            <text:p>10,65</text:p>
          </table:table-cell>
          <table:table-cell office:value-type="float" office:value="230" calcext:value-type="float">
            <text:p>230,00</text:p>
          </table:table-cell>
          <table:table-cell table:formula="of:=[.B4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2]-0.05" office:value-type="float" office:value="10.6" calcext:value-type="float">
            <text:p>10,60</text:p>
          </table:table-cell>
          <table:table-cell office:value-type="float" office:value="230" calcext:value-type="float">
            <text:p>230,00</text:p>
          </table:table-cell>
          <table:table-cell table:formula="of:=[.B4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3]-0.05" office:value-type="float" office:value="10.55" calcext:value-type="float">
            <text:p>10,55</text:p>
          </table:table-cell>
          <table:table-cell office:value-type="float" office:value="230" calcext:value-type="float">
            <text:p>230,00</text:p>
          </table:table-cell>
          <table:table-cell table:formula="of:=[.B4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4]-0.05" office:value-type="float" office:value="10.5" calcext:value-type="float">
            <text:p>10,50</text:p>
          </table:table-cell>
          <table:table-cell office:value-type="float" office:value="230" calcext:value-type="float">
            <text:p>230,00</text:p>
          </table:table-cell>
          <table:table-cell table:formula="of:=[.B4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5]-0.05" office:value-type="float" office:value="10.45" calcext:value-type="float">
            <text:p>10,45</text:p>
          </table:table-cell>
          <table:table-cell office:value-type="float" office:value="230" calcext:value-type="float">
            <text:p>230,00</text:p>
          </table:table-cell>
          <table:table-cell table:formula="of:=[.B46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6]-0.05" office:value-type="float" office:value="10.4" calcext:value-type="float">
            <text:p>10,40</text:p>
          </table:table-cell>
          <table:table-cell office:value-type="float" office:value="230" calcext:value-type="float">
            <text:p>230,00</text:p>
          </table:table-cell>
          <table:table-cell table:formula="of:=[.B47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7]-0.05" office:value-type="float" office:value="10.35" calcext:value-type="float">
            <text:p>10,35</text:p>
          </table:table-cell>
          <table:table-cell office:value-type="float" office:value="230" calcext:value-type="float">
            <text:p>230,00</text:p>
          </table:table-cell>
          <table:table-cell table:formula="of:=[.B48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8]-0.05" office:value-type="float" office:value="10.3" calcext:value-type="float">
            <text:p>10,30</text:p>
          </table:table-cell>
          <table:table-cell office:value-type="float" office:value="230" calcext:value-type="float">
            <text:p>230,00</text:p>
          </table:table-cell>
          <table:table-cell table:formula="of:=[.B49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49]-0.05" office:value-type="float" office:value="10.25" calcext:value-type="float">
            <text:p>10,25</text:p>
          </table:table-cell>
          <table:table-cell office:value-type="float" office:value="230" calcext:value-type="float">
            <text:p>230,00</text:p>
          </table:table-cell>
          <table:table-cell table:formula="of:=[.B50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0]-0.05" office:value-type="float" office:value="10.2" calcext:value-type="float">
            <text:p>10,20</text:p>
          </table:table-cell>
          <table:table-cell office:value-type="float" office:value="230" calcext:value-type="float">
            <text:p>230,00</text:p>
          </table:table-cell>
          <table:table-cell table:formula="of:=[.B51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1]-0.05" office:value-type="float" office:value="10.15" calcext:value-type="float">
            <text:p>10,15</text:p>
          </table:table-cell>
          <table:table-cell office:value-type="float" office:value="230" calcext:value-type="float">
            <text:p>230,00</text:p>
          </table:table-cell>
          <table:table-cell table:formula="of:=[.B52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2]-0.05" office:value-type="float" office:value="10.1" calcext:value-type="float">
            <text:p>10,10</text:p>
          </table:table-cell>
          <table:table-cell office:value-type="float" office:value="230" calcext:value-type="float">
            <text:p>230,00</text:p>
          </table:table-cell>
          <table:table-cell table:formula="of:=[.B53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3]-0.05" office:value-type="float" office:value="10.05" calcext:value-type="float">
            <text:p>10,05</text:p>
          </table:table-cell>
          <table:table-cell office:value-type="float" office:value="230" calcext:value-type="float">
            <text:p>230,00</text:p>
          </table:table-cell>
          <table:table-cell table:formula="of:=[.B54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4]-0.05" office:value-type="float" office:value="9.99999999999997" calcext:value-type="float">
            <text:p>10,00</text:p>
          </table:table-cell>
          <table:table-cell office:value-type="float" office:value="230" calcext:value-type="float">
            <text:p>230,00</text:p>
          </table:table-cell>
          <table:table-cell table:formula="of:=[.B55]*[.$B$7]" office:value-type="float" office:value="11.5" calcext:value-type="float">
            <text:p>11,50</text:p>
          </table:table-cell>
          <table:table-cell table:number-columns-repeated="16381"/>
        </table:table-row>
        <table:table-row table:style-name="ro2">
          <table:table-cell table:formula="of:=[.A55]-0.05" office:value-type="float" office:value="9.94999999999997" calcext:value-type="float">
            <text:p>9,95</text:p>
          </table:table-cell>
          <table:table-cell office:value-type="float" office:value="125" calcext:value-type="float">
            <text:p>125,00</text:p>
          </table:table-cell>
          <table:table-cell table:formula="of:=[.B56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6]-0.05" office:value-type="float" office:value="9.89999999999997" calcext:value-type="float">
            <text:p>9,90</text:p>
          </table:table-cell>
          <table:table-cell office:value-type="float" office:value="125" calcext:value-type="float">
            <text:p>125,00</text:p>
          </table:table-cell>
          <table:table-cell table:formula="of:=[.B57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7]-0.05" office:value-type="float" office:value="9.84999999999997" calcext:value-type="float">
            <text:p>9,85</text:p>
          </table:table-cell>
          <table:table-cell office:value-type="float" office:value="125" calcext:value-type="float">
            <text:p>125,00</text:p>
          </table:table-cell>
          <table:table-cell table:formula="of:=[.B58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8]-0.05" office:value-type="float" office:value="9.79999999999997" calcext:value-type="float">
            <text:p>9,80</text:p>
          </table:table-cell>
          <table:table-cell office:value-type="float" office:value="125" calcext:value-type="float">
            <text:p>125,00</text:p>
          </table:table-cell>
          <table:table-cell table:formula="of:=[.B59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9]-0.05" office:value-type="float" office:value="9.74999999999997" calcext:value-type="float">
            <text:p>9,75</text:p>
          </table:table-cell>
          <table:table-cell office:value-type="float" office:value="125" calcext:value-type="float">
            <text:p>125,00</text:p>
          </table:table-cell>
          <table:table-cell table:formula="of:=[.B60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0]-0.05" office:value-type="float" office:value="9.69999999999997" calcext:value-type="float">
            <text:p>9,70</text:p>
          </table:table-cell>
          <table:table-cell office:value-type="float" office:value="125" calcext:value-type="float">
            <text:p>125,00</text:p>
          </table:table-cell>
          <table:table-cell table:formula="of:=[.B61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1]-0.05" office:value-type="float" office:value="9.64999999999997" calcext:value-type="float">
            <text:p>9,65</text:p>
          </table:table-cell>
          <table:table-cell office:value-type="float" office:value="125" calcext:value-type="float">
            <text:p>125,00</text:p>
          </table:table-cell>
          <table:table-cell table:formula="of:=[.B62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2]-0.05" office:value-type="float" office:value="9.59999999999997" calcext:value-type="float">
            <text:p>9,60</text:p>
          </table:table-cell>
          <table:table-cell office:value-type="float" office:value="125" calcext:value-type="float">
            <text:p>125,00</text:p>
          </table:table-cell>
          <table:table-cell table:formula="of:=[.B63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3]-0.05" office:value-type="float" office:value="9.54999999999997" calcext:value-type="float">
            <text:p>9,55</text:p>
          </table:table-cell>
          <table:table-cell office:value-type="float" office:value="125" calcext:value-type="float">
            <text:p>125,00</text:p>
          </table:table-cell>
          <table:table-cell table:formula="of:=[.B64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4]-0.05" office:value-type="float" office:value="9.49999999999996" calcext:value-type="float">
            <text:p>9,50</text:p>
          </table:table-cell>
          <table:table-cell office:value-type="float" office:value="125" calcext:value-type="float">
            <text:p>125,00</text:p>
          </table:table-cell>
          <table:table-cell table:formula="of:=[.B65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5]-0.05" office:value-type="float" office:value="9.44999999999996" calcext:value-type="float">
            <text:p>9,45</text:p>
          </table:table-cell>
          <table:table-cell office:value-type="float" office:value="125" calcext:value-type="float">
            <text:p>125,00</text:p>
          </table:table-cell>
          <table:table-cell table:formula="of:=[.B66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6]-0.05" office:value-type="float" office:value="9.39999999999996" calcext:value-type="float">
            <text:p>9,40</text:p>
          </table:table-cell>
          <table:table-cell office:value-type="float" office:value="125" calcext:value-type="float">
            <text:p>125,00</text:p>
          </table:table-cell>
          <table:table-cell table:formula="of:=[.B67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7]-0.05" office:value-type="float" office:value="9.34999999999996" calcext:value-type="float">
            <text:p>9,35</text:p>
          </table:table-cell>
          <table:table-cell office:value-type="float" office:value="125" calcext:value-type="float">
            <text:p>125,00</text:p>
          </table:table-cell>
          <table:table-cell table:formula="of:=[.B68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8]-0.05" office:value-type="float" office:value="9.29999999999996" calcext:value-type="float">
            <text:p>9,30</text:p>
          </table:table-cell>
          <table:table-cell office:value-type="float" office:value="125" calcext:value-type="float">
            <text:p>125,00</text:p>
          </table:table-cell>
          <table:table-cell table:formula="of:=[.B69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9]-0.05" office:value-type="float" office:value="9.24999999999996" calcext:value-type="float">
            <text:p>9,25</text:p>
          </table:table-cell>
          <table:table-cell office:value-type="float" office:value="125" calcext:value-type="float">
            <text:p>125,00</text:p>
          </table:table-cell>
          <table:table-cell table:formula="of:=[.B70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0]-0.05" office:value-type="float" office:value="9.19999999999996" calcext:value-type="float">
            <text:p>9,20</text:p>
          </table:table-cell>
          <table:table-cell office:value-type="float" office:value="125" calcext:value-type="float">
            <text:p>125,00</text:p>
          </table:table-cell>
          <table:table-cell table:formula="of:=[.B71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1]-0.05" office:value-type="float" office:value="9.14999999999996" calcext:value-type="float">
            <text:p>9,15</text:p>
          </table:table-cell>
          <table:table-cell office:value-type="float" office:value="125" calcext:value-type="float">
            <text:p>125,00</text:p>
          </table:table-cell>
          <table:table-cell table:formula="of:=[.B72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2]-0.05" office:value-type="float" office:value="9.09999999999996" calcext:value-type="float">
            <text:p>9,10</text:p>
          </table:table-cell>
          <table:table-cell office:value-type="float" office:value="125" calcext:value-type="float">
            <text:p>125,00</text:p>
          </table:table-cell>
          <table:table-cell table:formula="of:=[.B73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3]-0.05" office:value-type="float" office:value="9.04999999999996" calcext:value-type="float">
            <text:p>9,05</text:p>
          </table:table-cell>
          <table:table-cell office:value-type="float" office:value="125" calcext:value-type="float">
            <text:p>125,00</text:p>
          </table:table-cell>
          <table:table-cell table:formula="of:=[.B74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4]-0.05" office:value-type="float" office:value="8.99999999999996" calcext:value-type="float">
            <text:p>9,00</text:p>
          </table:table-cell>
          <table:table-cell office:value-type="float" office:value="125" calcext:value-type="float">
            <text:p>125,00</text:p>
          </table:table-cell>
          <table:table-cell table:formula="of:=[.B75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5]-0.05" office:value-type="float" office:value="8.94999999999996" calcext:value-type="float">
            <text:p>8,95</text:p>
          </table:table-cell>
          <table:table-cell office:value-type="float" office:value="125" calcext:value-type="float">
            <text:p>125,00</text:p>
          </table:table-cell>
          <table:table-cell table:formula="of:=[.B76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6]-0.05" office:value-type="float" office:value="8.89999999999996" calcext:value-type="float">
            <text:p>8,90</text:p>
          </table:table-cell>
          <table:table-cell office:value-type="float" office:value="125" calcext:value-type="float">
            <text:p>125,00</text:p>
          </table:table-cell>
          <table:table-cell table:formula="of:=[.B77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7]-0.05" office:value-type="float" office:value="8.84999999999996" calcext:value-type="float">
            <text:p>8,85</text:p>
          </table:table-cell>
          <table:table-cell office:value-type="float" office:value="125" calcext:value-type="float">
            <text:p>125,00</text:p>
          </table:table-cell>
          <table:table-cell table:formula="of:=[.B78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8]-0.05" office:value-type="float" office:value="8.79999999999996" calcext:value-type="float">
            <text:p>8,80</text:p>
          </table:table-cell>
          <table:table-cell office:value-type="float" office:value="125" calcext:value-type="float">
            <text:p>125,00</text:p>
          </table:table-cell>
          <table:table-cell table:formula="of:=[.B79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9]-0.05" office:value-type="float" office:value="8.74999999999995" calcext:value-type="float">
            <text:p>8,75</text:p>
          </table:table-cell>
          <table:table-cell office:value-type="float" office:value="125" calcext:value-type="float">
            <text:p>125,00</text:p>
          </table:table-cell>
          <table:table-cell table:formula="of:=[.B80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0]-0.05" office:value-type="float" office:value="8.69999999999995" calcext:value-type="float">
            <text:p>8,70</text:p>
          </table:table-cell>
          <table:table-cell office:value-type="float" office:value="125" calcext:value-type="float">
            <text:p>125,00</text:p>
          </table:table-cell>
          <table:table-cell table:formula="of:=[.B81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1]-0.05" office:value-type="float" office:value="8.64999999999995" calcext:value-type="float">
            <text:p>8,65</text:p>
          </table:table-cell>
          <table:table-cell office:value-type="float" office:value="125" calcext:value-type="float">
            <text:p>125,00</text:p>
          </table:table-cell>
          <table:table-cell table:formula="of:=[.B82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2]-0.05" office:value-type="float" office:value="8.59999999999995" calcext:value-type="float">
            <text:p>8,60</text:p>
          </table:table-cell>
          <table:table-cell office:value-type="float" office:value="125" calcext:value-type="float">
            <text:p>125,00</text:p>
          </table:table-cell>
          <table:table-cell table:formula="of:=[.B83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3]-0.05" office:value-type="float" office:value="8.54999999999995" calcext:value-type="float">
            <text:p>8,55</text:p>
          </table:table-cell>
          <table:table-cell office:value-type="float" office:value="125" calcext:value-type="float">
            <text:p>125,00</text:p>
          </table:table-cell>
          <table:table-cell table:formula="of:=[.B84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4]-0.05" office:value-type="float" office:value="8.49999999999995" calcext:value-type="float">
            <text:p>8,50</text:p>
          </table:table-cell>
          <table:table-cell office:value-type="float" office:value="125" calcext:value-type="float">
            <text:p>125,00</text:p>
          </table:table-cell>
          <table:table-cell table:formula="of:=[.B85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5]-0.05" office:value-type="float" office:value="8.44999999999995" calcext:value-type="float">
            <text:p>8,45</text:p>
          </table:table-cell>
          <table:table-cell office:value-type="float" office:value="125" calcext:value-type="float">
            <text:p>125,00</text:p>
          </table:table-cell>
          <table:table-cell table:formula="of:=[.B86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6]-0.05" office:value-type="float" office:value="8.39999999999995" calcext:value-type="float">
            <text:p>8,40</text:p>
          </table:table-cell>
          <table:table-cell office:value-type="float" office:value="125" calcext:value-type="float">
            <text:p>125,00</text:p>
          </table:table-cell>
          <table:table-cell table:formula="of:=[.B87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7]-0.05" office:value-type="float" office:value="8.34999999999995" calcext:value-type="float">
            <text:p>8,35</text:p>
          </table:table-cell>
          <table:table-cell office:value-type="float" office:value="125" calcext:value-type="float">
            <text:p>125,00</text:p>
          </table:table-cell>
          <table:table-cell table:formula="of:=[.B88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8]-0.05" office:value-type="float" office:value="8.29999999999995" calcext:value-type="float">
            <text:p>8,30</text:p>
          </table:table-cell>
          <table:table-cell office:value-type="float" office:value="125" calcext:value-type="float">
            <text:p>125,00</text:p>
          </table:table-cell>
          <table:table-cell table:formula="of:=[.B89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9]-0.05" office:value-type="float" office:value="8.24999999999995" calcext:value-type="float">
            <text:p>8,25</text:p>
          </table:table-cell>
          <table:table-cell office:value-type="float" office:value="125" calcext:value-type="float">
            <text:p>125,00</text:p>
          </table:table-cell>
          <table:table-cell table:formula="of:=[.B90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0]-0.05" office:value-type="float" office:value="8.19999999999995" calcext:value-type="float">
            <text:p>8,20</text:p>
          </table:table-cell>
          <table:table-cell office:value-type="float" office:value="125" calcext:value-type="float">
            <text:p>125,00</text:p>
          </table:table-cell>
          <table:table-cell table:formula="of:=[.B91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1]-0.05" office:value-type="float" office:value="8.14999999999995" calcext:value-type="float">
            <text:p>8,15</text:p>
          </table:table-cell>
          <table:table-cell office:value-type="float" office:value="125" calcext:value-type="float">
            <text:p>125,00</text:p>
          </table:table-cell>
          <table:table-cell table:formula="of:=[.B92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2]-0.05" office:value-type="float" office:value="8.09999999999995" calcext:value-type="float">
            <text:p>8,10</text:p>
          </table:table-cell>
          <table:table-cell office:value-type="float" office:value="125" calcext:value-type="float">
            <text:p>125,00</text:p>
          </table:table-cell>
          <table:table-cell table:formula="of:=[.B93]*[.$B$7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5:.B94])" office:value-type="float" office:value="14180" calcext:value-type="float">
            <text:p>14.18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5:.C$94])" office:value-type="float" office:value="79" calcext:value-type="float">
            <text:p>79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98]/[.$C$99]" office:value-type="float" office:value="179.493670886076" calcext:value-type="float">
            <text:p>179,49</text:p>
          </table:table-cell>
          <table:table-cell table:number-columns-repeated="16381"/>
        </table:table-row>
        <table:table-row table:style-name="ro3" table:number-rows-repeated="1048433">
          <table:table-cell table:number-columns-repeated="16384"/>
        </table:table-row>
        <table:table-row table:style-name="ro4" table:number-rows-repeated="4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4:35:45.0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0:32:31.745000000</meta:creation-date>
    <dc:date>2024-12-27T15:54:17.748000000</dc:date>
    <meta:generator>LibreOffice/24.8.4.2$Windows_X86_64 LibreOffice_project/bb3cfa12c7b1bf994ecc5649a80400d06cd71002</meta:generator>
    <meta:editing-duration>PT1H52M25S</meta:editing-duration>
    <meta:editing-cycles>6</meta:editing-cycles>
    <meta:document-statistic meta:table-count="2" meta:cell-count="695" meta:object-count="0"/>
    <meta:user-defined meta:name="AppVersion">1.0</meta:user-defined>
    <meta:user-defined meta:name="Company">GrapeCity, Inc.</meta:user-defined>
  </office:meta>
</office:document-meta>
</file>